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2f8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2f8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2f8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2f8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2f8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2f8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2f8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2f8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2f8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2f8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2f8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2f8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2f8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2f8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2f8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2f8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2f8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William José Parucho Rodrí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364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José Parucho Alca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417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6.2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